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o Método</text:p>
          </table:table-cell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9.67" calcext:value-type="float">
            <text:p>99,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9.67" calcext:value-type="float">
            <text:p>99,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9.82" calcext:value-type="float">
            <text:p>99,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9.69" calcext:value-type="float">
            <text:p>99,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9.62" calcext:value-type="float">
            <text:p>99,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9.55" calcext:value-type="float">
            <text:p>99,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9.71" calcext:value-type="float">
            <text:p>99,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9.69" calcext:value-type="float">
            <text:p>99,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9.66" calcext:value-type="float">
            <text:p>99,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9.71" calcext:value-type="float">
            <text:p>99,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679" calcext:value-type="float">
            <text:p>99,679</text:p>
          </table:table-cell>
          <table:table-cell table:formula="of:=AVERAGE([.C2:.C11])" office:value-type="string" office:string-value="" calcext:value-type="error">
            <text:p>#DIV/0!</text:p>
          </table:table-cell>
          <table:table-cell table:formula="of:=AVERAGE([.D2:.D11])" office:value-type="string" office:string-value="" calcext:value-type="error">
            <text:p>#DIV/0!</text:p>
          </table:table-cell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string" office:string-value="" calcext:value-type="error">
            <text:p>#DIV/0!</text:p>
          </table:table-cell>
          <table:table-cell table:formula="of:=SUM([.G2:.G11])/10" office:value-type="float" office:value="0" calcext:value-type="float">
            <text:p>0</text:p>
          </table:table-cell>
          <table:table-cell table:formula="of:=SUM([.H2:.H11])/10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number-columns-repeated="5"/>
          <table:table-cell table:formula="of:=SUM([.E18:.H18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number-columns-repeated="5"/>
          <table:table-cell table:formula="of:=SUM([.E19:.H19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0:.H20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1:.H21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2:.H22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3:.H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7"/>
          <table:table-cell table:formula="of:=SUM([.E24:.H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0" calcext:value-type="float">
            <text:p>0</text:p>
          </table:table-cell>
          <table:table-cell table:number-columns-repeated="6"/>
          <table:table-cell table:formula="of:=SUM([.E25:.H25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6:.H26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7:.H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" calcext:value-type="float">
            <text:p>0</text:p>
          </table:table-cell>
          <table:table-cell table:number-columns-repeated="2"/>
          <table:table-cell table:formula="of:=SUM([.E18:.E27])/10" office:value-type="float" office:value="0" calcext:value-type="float">
            <text:p>0</text:p>
          </table:table-cell>
          <table:table-cell table:formula="of:=SUM([.F18:.F27])/10" office:value-type="float" office:value="0" calcext:value-type="float">
            <text:p>0</text:p>
          </table:table-cell>
          <table:table-cell table:formula="of:=SUM([.G18:.G27])/10" office:value-type="float" office:value="0" calcext:value-type="float">
            <text:p>0</text:p>
          </table:table-cell>
          <table:table-cell table:formula="of:=SUM([.H18:.H27])/1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string" office:string-value="" calcext:value-type="error">
            <text:p>#DIV/0!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4T22:54:42.723615156</meta:creation-date>
    <dc:date>2018-01-14T22:56:40.845034007</dc:date>
    <meta:editing-duration>PT1M59S</meta:editing-duration>
    <meta:editing-cycles>2</meta:editing-cycles>
    <meta:generator>LibreOffice/5.1.6.2$Linux_X86_64 LibreOffice_project/10m0$Build-2</meta:generator>
    <meta:document-statistic meta:table-count="1" meta:cell-count="72" meta:object-count="0"/>
  </office:meta>
</office:document-meta>
</file>